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opacity="50%" draw:textarea-vertical-align="middle" draw:auto-grow-height="false" fo:min-height="0cm" fo:min-width="0cm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7.366cm" svg:height="3.302cm" svg:x="2.032cm" svg:y="4.064cm">
          <text:p text:style-name="P1"><text:span text:style-name="T1">Basketball-reference.com</text:span></text:p>
          <text:p text:style-name="P1"><text:span text:style-name="T1">Query Engine</text:span></text:p>
          <text:p text:style-name="P1"><text:span text:style-name="T1">(csv's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2.471cm" svg:x="22.352cm" svg:y="4.403cm">
          <draw:text-box>
            <text:p><text:span text:style-name="T2">Clean, </text:span></text:p>
            <text:p><text:span text:style-name="T2">Convert,</text:span></text:p>
            <text:p><text:span text:style-name="T2">Filter,</text:span></text:p>
            <text:p><text:span text:style-name="T2">etc</text:span></text:p>
          </draw:text-box>
        </draw:frame>
        <draw:custom-shape draw:style-name="gr1" draw:text-style-name="P2" draw:layer="layout" svg:width="7.366cm" svg:height="3.302cm" svg:x="11.176cm" svg:y="4.064cm">
          <text:p text:style-name="P1"><text:span text:style-name="T1">Import Python / Pandas</text:span></text:p>
          <text:p text:style-name="P1"><text:span text:style-name="T1">(Dataframes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52cm" svg:y1="5.588cm" svg:x2="10.922cm" svg:y2="5.588cm">
          <text:p/>
        </draw:line>
        <draw:custom-shape draw:style-name="gr1" draw:text-style-name="P2" draw:layer="layout" svg:width="5.286cm" svg:height="2.286cm" svg:x="1.826cm" svg:y="10.668cm">
          <text:p text:style-name="P1"><text:span text:style-name="T1">Team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32cm" svg:height="2.286cm" svg:x="7.975cm" svg:y="10.668cm">
          <text:p text:style-name="P1"><text:span text:style-name="T1">Player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2.286cm" svg:x="20.32cm" svg:y="10.668cm">
          <text:p text:style-name="P1"><text:span text:style-name="T1">Analysis and Plo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2.286cm" svg:x="13.871cm" svg:y="10.668cm">
          <text:p text:style-name="P1"><text:span text:style-name="T1">Reconstructed Game Logs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4.572cm" svg:y1="9.144cm" svg:x2="4.572cm" svg:y2="10.16cm">
            <text:p/>
          </draw:line>
          <draw:line draw:style-name="gr3" draw:text-style-name="P1" draw:layer="layout" svg:x1="10.414cm" svg:y1="9.144cm" svg:x2="10.414cm" svg:y2="10.16cm">
            <text:p/>
          </draw:line>
          <draw:line draw:style-name="gr3" draw:text-style-name="P1" draw:layer="layout" svg:x1="16.51cm" svg:y1="9.144cm" svg:x2="16.51cm" svg:y2="10.16cm">
            <text:p/>
          </draw:line>
          <draw:line draw:style-name="gr5" draw:text-style-name="P1" draw:layer="layout" svg:x1="4.572cm" svg:y1="9.144cm" svg:x2="23.114cm" svg:y2="9.144cm">
            <text:p/>
          </draw:line>
          <draw:line draw:style-name="gr5" draw:text-style-name="P1" draw:layer="layout" svg:x1="14.732cm" svg:y1="7.874cm" svg:x2="14.732cm" svg:y2="9.144cm">
            <text:p/>
          </draw:line>
          <draw:line draw:style-name="gr3" draw:text-style-name="P1" draw:layer="layout" svg:x1="23.114cm" svg:y1="9.144cm" svg:x2="23.114cm" svg:y2="10.16cm">
            <text:p/>
          </draw:line>
        </draw:g>
        <draw:custom-shape draw:style-name="gr6" draw:text-style-name="P1" draw:layer="layout" svg:width="2.032cm" svg:height="2.794cm" svg:x="19.558cm" svg:y="4.318cm">
          <text:p/>
          <draw:enhanced-geometry svg:viewBox="0 0 21600 21600" draw:mirror-horizontal="false" draw:mirror-vertical="false" draw:text-areas="0 0 21600 21600" draw:type="circular-arrow" draw:modifiers="180 114.866954695561 5242.705392702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4" draw:layer="layout" svg:width="16.764cm" svg:height="1.317cm" svg:x="2.032cm" svg:y="1.731cm">
          <draw:text-box>
            <text:p><text:span text:style-name="T3">Data flow for basketball shot analysis: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9" draw:text-style-name="P1" draw:layer="layout" svg:width="6.604cm" svg:height="2.794cm" svg:x="1.778cm" svg:y="1.016cm">
          <text:p text:style-name="P1">Data Import / Pre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64cm" svg:y1="5.588cm" svg:x2="4.064cm" svg:y2="6.658cm">
          <text:p/>
        </draw:line>
        <draw:custom-shape draw:style-name="gr9" draw:text-style-name="P1" draw:layer="layout" svg:width="5.842cm" svg:height="2.794cm" svg:x="20.828cm" svg:y="2.956cm">
          <text:p text:style-name="P1">Player-based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26cm" svg:height="2.794cm" svg:x="9.652cm" svg:y="2.956cm">
          <text:p text:style-name="P1">Entire-League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604cm" svg:height="2.794cm" svg:x="9.144cm" svg:y="14.455cm">
          <text:p text:style-name="P1">Visualization 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66cm" svg:height="2.794cm" svg:x="16.51cm" svg:y="14.455cm">
          <text:p text:style-name="P1">Visualization II</text:p>
          <text:p text:style-name="P1"><text:span text:style-name="T2">[func: plot_scatter_reg_overlay]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58cm" svg:height="2.54cm" svg:x="0.254cm" svg:y="6.604cm">
          <text:p text:style-name="P1">DataFrame </text:p>
          <text:p text:style-name="P1">of Sho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7.874cm" svg:height="1.077cm" svg:x="12.908cm" svg:y="10.099cm">
          <text:p text:style-name="P1">Table: Team Calc'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7.68cm" svg:height="1.076cm" svg:x="20.02cm" svg:y="10.1cm">
          <text:p text:style-name="P1">Table: Player Calc'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draw:layer="layout" svg:width="4.064cm" svg:height="2.032cm" svg:x="15.748cm" svg:y="18.272cm">
          <text:p text:style-name="P1">Plot x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4.064cm" svg:height="2.032cm" svg:x="20.32cm" svg:y="18.272cm">
          <text:p text:style-name="P1">Plot 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" draw:layer="layout" svg:width="5.334cm" svg:height="2.794cm" svg:x="14.986cm" svg:y="2.956cm">
          <text:p text:style-name="P1">Team-based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34cm" svg:height="1.479cm" svg:x="14.932cm" svg:y="7.112cm">
          <text:p text:style-name="P1"><text:span text:style-name="T2">tfo_team_report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842cm" svg:height="1.524cm" svg:x="20.828cm" svg:y="7.112cm">
          <text:p text:style-name="P1"><text:span text:style-name="T2">tfo_player_minireport.p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72cm" svg:y1="9.099cm" svg:x2="17.272cm" svg:y2="10.099cm">
          <text:p/>
        </draw:line>
        <draw:line draw:style-name="gr3" draw:text-style-name="P1" draw:layer="layout" svg:x1="23.876cm" svg:y1="8.99cm" svg:x2="23.876cm" svg:y2="10.1cm">
          <text:p/>
        </draw:line>
        <draw:line draw:style-name="gr3" draw:text-style-name="P1" draw:layer="layout" svg:x1="17.272cm" svg:y1="5.75cm" svg:x2="17.272cm" svg:y2="6.604cm">
          <text:p/>
        </draw:line>
        <draw:line draw:style-name="gr3" draw:text-style-name="P1" draw:layer="layout" svg:x1="23.876cm" svg:y1="5.75cm" svg:x2="23.876cm" svg:y2="6.604cm">
          <text:p/>
        </draw:line>
        <draw:line draw:style-name="gr11" draw:text-style-name="P1" draw:layer="layout" svg:x1="6.858cm" svg:y1="7.874cm" svg:x2="8.89cm" svg:y2="7.874cm">
          <text:p/>
        </draw:line>
        <draw:line draw:style-name="gr5" draw:text-style-name="P1" draw:layer="layout" svg:x1="9.16cm" svg:y1="6.604cm" svg:x2="9.16cm" svg:y2="8.89cm">
          <text:p/>
        </draw:line>
        <draw:line draw:style-name="gr5" draw:text-style-name="P1" draw:layer="layout" svg:x1="9.668cm" svg:y1="8.89cm" svg:x2="9.16cm" svg:y2="8.89cm">
          <text:p/>
        </draw:line>
        <draw:line draw:style-name="gr5" draw:text-style-name="P1" draw:layer="layout" svg:x1="9.668cm" svg:y1="6.604cm" svg:x2="9.16cm" svg:y2="6.604cm">
          <text:p/>
        </draw:line>
        <draw:line draw:style-name="gr5" draw:text-style-name="P1" draw:layer="layout" svg:x1="27.078cm" svg:y1="6.604cm" svg:x2="27.078cm" svg:y2="8.89cm">
          <text:p/>
        </draw:line>
        <draw:line draw:style-name="gr5" draw:text-style-name="P1" draw:layer="layout" svg:x1="26.416cm" svg:y1="8.89cm" svg:x2="27.078cm" svg:y2="8.89cm">
          <text:p/>
        </draw:line>
        <draw:line draw:style-name="gr5" draw:text-style-name="P1" draw:layer="layout" svg:x1="26.416cm" svg:y1="6.604cm" svg:x2="27.078cm" svg:y2="6.604cm">
          <text:p/>
        </draw:line>
        <draw:custom-shape draw:style-name="gr9" draw:text-style-name="P6" draw:layer="layout" svg:width="4.318cm" svg:height="1.479cm" svg:x="9.906cm" svg:y="7.112cm">
          <text:p text:style-name="P1"><text:span text:style-name="T2">tfo_allplayers1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72cm" svg:height="2.032cm" svg:x="6.604cm" svg:y="11.176cm">
          <text:p text:style-name="P1"><text:span text:style-name="T2">Fig 103: </text:span></text:p>
          <text:p text:style-name="P1"><text:span text:style-name="T2">player effec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6" draw:layer="layout" svg:width="5.08cm" svg:height="2.032cm" svg:x="1.016cm" svg:y="11.176cm">
          <text:p text:style-name="P1"><text:span text:style-name="T2">Fig 1: </text:span></text:p>
          <text:p text:style-name="P1"><text:span text:style-name="T2">Shot distribution his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10.922cm" svg:y1="8.89cm" svg:x2="3.81cm" svg:y2="10.922cm">
          <text:p/>
        </draw:line>
        <draw:line draw:style-name="gr3" draw:text-style-name="P1" draw:layer="layout" svg:x1="11.43cm" svg:y1="8.9cm" svg:x2="8.89cm" svg:y2="10.932cm">
          <text:p/>
        </draw:line>
        <draw:custom-shape draw:style-name="gr10" draw:text-style-name="P6" draw:layer="layout" svg:width="4.572cm" svg:height="2.032cm" svg:x="0.762cm" svg:y="16.31cm">
          <text:p text:style-name="P1"><text:span text:style-name="T2">Fig 101: </text:span></text:p>
          <text:p text:style-name="P1"><text:span text:style-name="T2">2s vs 3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6" draw:layer="layout" svg:width="5.08cm" svg:height="1.479cm" svg:x="1.016cm" svg:y="14.269cm">
          <text:p text:style-name="P1"><text:span text:style-name="T2">tfo_main_analysis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72cm" svg:height="2.032cm" svg:x="1.524cm" svg:y="18.542cm">
          <text:p text:style-name="P1"><text:span text:style-name="T2">Fig 20-49: </text:span></text:p>
          <text:p text:style-name="P1"><text:span text:style-name="T2">. team efg by epoch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6" draw:layer="layout" svg:width="4.318cm" svg:height="1.479cm" svg:x="2.286cm" svg:y="4.109cm">
          <text:p text:style-name="P1"><text:span text:style-name="T2">tfo_pbp_RENAMED.p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22:53:51.247000000</meta:creation-date>
    <dc:date>2015-10-17T17:47:58.584000000</dc:date>
    <meta:editing-duration>P2DT19H53M46S</meta:editing-duration>
    <meta:editing-cycles>18</meta:editing-cycles>
    <meta:generator>LibreOffice/4.2.5.2$Windows_x86 LibreOffice_project/61cb170a04bb1f12e77c884eab9192be736ec5f5</meta:generator>
    <meta:document-statistic meta:object-count="76"/>
  </office:meta>
</office:document-meta>
</file>